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dp2" style:family="drawing-page">
      <style:drawing-page-properties draw:fill="solid" draw:fill-color="#808080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5.816cm" fo:min-width="2.137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929cm" fo:min-width="2.06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92cm" fo:min-width="3.971cm"/>
    </style:style>
    <style:style style:name="gr4" style:family="graphic" style:parent-style-name="objectwithoutfill">
      <style:graphic-properties svg:stroke-color="#004586" draw:marker-end="Arrow" draw:marker-end-width="0.3cm" draw:fill="none" draw:textarea-vertical-align="middle"/>
    </style:style>
    <style:style style:name="gr5" style:family="graphic" style:parent-style-name="standard">
      <style:graphic-properties svg:stroke-color="#990000" draw:fill-color="#ffffff" draw:textarea-horizontal-align="justify" draw:textarea-vertical-align="middle" draw:auto-grow-height="false" fo:min-height="5.946cm" fo:min-width="3.283cm"/>
    </style:style>
    <style:style style:name="gr6" style:family="graphic" style:parent-style-name="standard">
      <style:graphic-properties svg:stroke-color="#ff9900" draw:fill-color="#ffffff" draw:textarea-horizontal-align="justify" draw:textarea-vertical-align="middle" draw:auto-grow-height="false" fo:min-height="3.075cm" fo:min-width="2.825cm"/>
    </style:style>
    <style:style style:name="gr7" style:family="graphic" style:parent-style-name="objectwithoutfill">
      <style:graphic-properties svg:stroke-color="#990000" draw:marker-end="Arrow" draw:marker-end-width="0.3cm" draw:fill="none" draw:textarea-vertical-align="middle"/>
    </style:style>
    <style:style style:name="gr8" style:family="graphic" style:parent-style-name="standard">
      <style:graphic-properties svg:stroke-color="#006600" draw:fill-color="#ffffff" draw:textarea-horizontal-align="justify" draw:textarea-vertical-align="middle" draw:auto-grow-height="false" fo:min-height="3.303cm" fo:min-width="3.18cm"/>
    </style:style>
    <style:style style:name="gr9" style:family="graphic" style:parent-style-name="standard">
      <style:graphic-properties svg:stroke-color="#6600cc" draw:fill-color="#ffffff" draw:textarea-horizontal-align="justify" draw:textarea-vertical-align="middle" draw:auto-grow-height="false" fo:min-height="3.43cm" fo:min-width="3.053cm"/>
    </style:style>
    <style:style style:name="gr10" style:family="graphic" style:parent-style-name="standard">
      <style:graphic-properties svg:stroke-color="#6600cc" draw:fill-color="#ffffff" draw:textarea-horizontal-align="justify" draw:textarea-vertical-align="middle" draw:auto-grow-height="false" fo:min-height="2.502cm" fo:min-width="3.522cm"/>
    </style:style>
    <style:style style:name="gr11" style:family="graphic" style:parent-style-name="objectwithoutfill">
      <style:graphic-properties svg:stroke-color="#6600cc" draw:marker-end="Arrow" draw:marker-end-width="0.3cm" draw:fill="none" draw:textarea-vertical-align="midd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956cm"/>
    </style:style>
    <style:style style:name="gr13" style:family="graphic" style:parent-style-name="standard">
      <style:graphic-properties draw:fill-color="#ffffff" draw:textarea-horizontal-align="justify" draw:textarea-vertical-align="middle" draw:auto-grow-height="false" fo:min-height="2.272cm" fo:min-width="3.16cm"/>
    </style:style>
    <style:style style:name="gr14" style:family="graphic" style:parent-style-name="standard">
      <style:graphic-properties svg:stroke-color="#c06616" draw:fill-color="#ffffff" draw:textarea-horizontal-align="justify" draw:textarea-vertical-align="middle" draw:auto-grow-height="false" fo:min-height="5.438cm" fo:min-width="3.283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1.241cm" fo:min-width="2.26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126cm" fo:min-width="2.146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84cm" fo:min-width="4.255cm"/>
    </style:style>
    <style:style style:name="gr18" style:family="graphic" style:parent-style-name="standard">
      <style:graphic-properties svg:stroke-color="#990000" draw:fill-color="#ffffff" draw:textarea-horizontal-align="justify" draw:textarea-vertical-align="middle" draw:auto-grow-height="false" fo:min-height="1.929cm" fo:min-width="3.457cm"/>
    </style:style>
    <style:style style:name="gr19" style:family="graphic" style:parent-style-name="standard">
      <style:graphic-properties svg:stroke-color="#ff9900" draw:fill-color="#ffffff" draw:textarea-horizontal-align="justify" draw:textarea-vertical-align="middle" draw:auto-grow-height="false" fo:min-height="1.929cm" fo:min-width="2.949cm"/>
    </style:style>
    <style:style style:name="gr20" style:family="graphic" style:parent-style-name="standard">
      <style:graphic-properties svg:stroke-color="#006600" draw:fill-color="#ffffff" draw:textarea-horizontal-align="justify" draw:textarea-vertical-align="middle" draw:auto-grow-height="false" fo:min-height="1.814cm" fo:min-width="3.342cm"/>
    </style:style>
    <style:style style:name="gr21" style:family="graphic" style:parent-style-name="standard">
      <style:graphic-properties svg:stroke-color="#6600cc" draw:fill-color="#ffffff" draw:textarea-horizontal-align="justify" draw:textarea-vertical-align="middle" draw:auto-grow-height="false" fo:min-height="1.814cm" fo:min-width="2.707cm"/>
    </style:style>
    <style:style style:name="gr22" style:family="graphic" style:parent-style-name="standard">
      <style:graphic-properties svg:stroke-color="#6600cc" draw:fill-color="#ffffff" draw:textarea-horizontal-align="justify" draw:textarea-vertical-align="middle" draw:auto-grow-height="false" fo:min-height="1.469cm" fo:min-width="2.87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1.469cm" fo:min-width="4.648cm"/>
    </style:style>
    <style:style style:name="gr24" style:family="graphic" style:parent-style-name="objectwithoutfill">
      <style:graphic-properties draw:marker-end="Arrow" draw:marker-end-width="0.3cm" draw:fill="none" draw:textarea-vertical-align="middle"/>
    </style:style>
    <style:style style:name="gr25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6" style:family="graphic" style:parent-style-name="standard">
      <style:graphic-properties svg:stroke-color="#000000" draw:fill-color="#ffffff" draw:textarea-horizontal-align="justify" draw:textarea-vertical-align="middle" draw:auto-grow-height="false" fo:min-height="1.126cm" fo:min-width="5.06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936cm"/>
    </style:style>
    <style:style style:name="gr28" style:family="graphic" style:parent-style-name="standard">
      <style:graphic-properties svg:stroke-color="#000000" draw:fill-color="#ffffff" draw:textarea-horizontal-align="justify" draw:textarea-vertical-align="middle" draw:auto-grow-height="false" fo:min-height="1.814cm" fo:min-width="6.771cm"/>
    </style:style>
    <style:style style:name="gr29" style:family="graphic" style:parent-style-name="standard">
      <style:graphic-properties svg:stroke-color="#000000" draw:fill-color="#ffffff" draw:textarea-horizontal-align="justify" draw:textarea-vertical-align="middle" draw:auto-grow-height="false" fo:min-height="1.584cm" fo:min-width="7.049cm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3.648cm" fo:min-width="6.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-color="#ffffff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6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4586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color="#990000"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color="#6600cc"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color="#ff99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FreeSans1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2.921cm" svg:height="6.35cm" svg:x="7.604cm" svg:y="4.175cm">
          <text:p text:style-name="P1"><text:span text:style-name="T1">Taxonomy</text:span></text:p>
          <text:p text:style-name="P1"><text:span text:style-name="T2">taxa_id</text:span></text:p>
          <text:p text:style-name="P1"><text:span text:style-name="T3">Kingdom</text:span></text:p>
          <text:p text:style-name="P1"><text:span text:style-name="T3">Phylum</text:span></text:p>
          <text:p text:style-name="P1"><text:span text:style-name="T3">Class</text:span></text:p>
          <text:p text:style-name="P1"><text:span text:style-name="T3">Orders</text:span></text:p>
          <text:p text:style-name="P1"><text:span text:style-name="T3">Family</text:span></text:p>
          <text:p text:style-name="P1"><text:span text:style-name="T3">Genus</text:span></text:p>
          <text:p text:style-name="P1"><text:span text:style-name="T3">Species</text:span></text:p>
          <text:p text:style-name="P1"><text:span text:style-name="T3">Sour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2.794cm" svg:height="2.413cm" draw:transform="skewX (-0.00418879020478639) translate (2.143cm 6.588cm)">
          <text:p text:style-name="P1"><text:span text:style-name="T1">Common</text:span></text:p>
          <text:p text:style-name="P1"><text:span text:style-name="T2">taxa_id</text:span></text:p>
          <text:p text:style-name="P1"><text:span text:style-name="T3">Name</text:span></text:p>
          <text:p text:style-name="P1"><text:span text:style-name="T3">Cura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4.953cm" svg:height="9.652cm" svg:x="2.27cm" svg:y="10.906cm">
          <text:p text:style-name="P1"><text:span text:style-name="T1">Life_history</text:span></text:p>
          <text:p text:style-name="P1"><text:span text:style-name="T2">taxa_id</text:span></text:p>
          <text:p text:style-name="P1"><text:span text:style-name="T3">female_maturity</text:span></text:p>
          <text:p text:style-name="P1"><text:span text:style-name="T3">male_maturity</text:span></text:p>
          <text:p text:style-name="P1"><text:span text:style-name="T3">Gestation</text:span></text:p>
          <text:p text:style-name="P1"><text:span text:style-name="T3">Weaning</text:span></text:p>
          <text:p text:style-name="P1"><text:span text:style-name="T3">Infancy</text:span></text:p>
          <text:p text:style-name="P1"><text:span text:style-name="T3">litter_size</text:span></text:p>
          <text:p text:style-name="P1"><text:span text:style-name="T3">litters_year</text:span></text:p>
          <text:p text:style-name="P1"><text:span text:style-name="T3">interbirth_interval</text:span></text:p>
          <text:p text:style-name="P1"><text:span text:style-name="T3">birth_weight</text:span></text:p>
          <text:p text:style-name="P1"><text:span text:style-name="T3">weaning_weight</text:span></text:p>
          <text:p text:style-name="P1"><text:span text:style-name="T3">adult_weight</text:span></text:p>
          <text:p text:style-name="P1"><text:span text:style-name="T3">growth_rate</text:span></text:p>
          <text:p text:style-name="P1"><text:span text:style-name="T3">max_longevity</text:span></text:p>
          <text:p text:style-name="P1"><text:span text:style-name="T3">metabolic_r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4.942cm" svg:y1="7.794cm" svg:x2="7.604cm" svg:y2="7.35cm" draw:start-shape="id1" draw:start-glue-point="1" draw:end-shape="id2" svg:d="M4942 7794h1334v-444h1328" svg:viewBox="0 0 2663 445">
          <text:p/>
        </draw:connector>
        <draw:connector draw:style-name="gr4" draw:text-style-name="P3" draw:layer="layout" svg:x1="7.223cm" svg:y1="15.732cm" svg:x2="9.064cm" svg:y2="10.525cm" draw:start-shape="id3" draw:start-glue-point="1" draw:end-shape="id2" draw:end-glue-point="2" svg:d="M7223 15732h1841v-5207" svg:viewBox="0 0 1842 5208">
          <text:p/>
        </draw:connector>
        <draw:custom-shape draw:style-name="gr5" draw:text-style-name="P2" xml:id="id4" draw:id="id4" draw:layer="layout" svg:width="4.191cm" svg:height="6.604cm" svg:x="11.922cm" svg:y="4.556cm">
          <text:p text:style-name="P1"><text:span text:style-name="T1">Patient</text:span></text:p>
          <text:p text:style-name="P1"><text:span text:style-name="T4">ID</text:span></text:p>
          <text:p text:style-name="P1"><text:span text:style-name="T3">Sex</text:span></text:p>
          <text:p text:style-name="P1"><text:span text:style-name="T3">Age</text:span></text:p>
          <text:p text:style-name="P1"><text:span text:style-name="T3">Castrated</text:span></text:p>
          <text:p text:style-name="P1"><text:span text:style-name="T2">taxa_id</text:span></text:p>
          <text:p text:style-name="P1"><text:span text:style-name="T3">source_id</text:span></text:p>
          <text:p text:style-name="P1"><text:span text:style-name="T3">source_name</text:span></text:p>
          <text:p text:style-name="P1"><text:span text:style-name="T3">Date</text:span></text:p>
          <text:p text:style-name="P1"><text:span text:style-name="T3">Year</text:span></text:p>
          <text:p text:style-name="P1"><text:span text:style-name="T3">Commen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10.525cm" svg:y1="7.35cm" svg:x2="11.922cm" svg:y2="7.858cm" draw:start-shape="id2" draw:end-shape="id4" svg:d="M10525 7350h698v508h699" svg:viewBox="0 0 1398 509">
          <text:p/>
        </draw:connector>
        <draw:custom-shape draw:style-name="gr6" draw:text-style-name="P2" xml:id="id5" draw:id="id5" draw:layer="layout" svg:width="3.683cm" svg:height="3.683cm" svg:x="16.748cm" svg:y="1.889cm">
          <text:p text:style-name="P1"><text:span text:style-name="T1">Diagnosis</text:span></text:p>
          <text:p text:style-name="P1"><text:span text:style-name="T4">ID</text:span></text:p>
          <text:p text:style-name="P1"><text:span text:style-name="T3">Masspresent</text:span></text:p>
          <text:p text:style-name="P1"><text:span text:style-name="T3">Hyperplasia</text:span></text:p>
          <text:p text:style-name="P1"><text:span text:style-name="T3">Necropsy</text:span></text:p>
          <text:p text:style-name="P1"><text:span text:style-name="T5">Metasta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8cm" svg:y1="3.73cm" svg:x2="14.017cm" svg:y2="4.556cm" draw:start-shape="id5" draw:start-glue-point="3" draw:end-shape="id4" svg:d="M16748 3730h-2731v826" svg:viewBox="0 0 2732 827">
          <text:p/>
        </draw:connector>
        <draw:custom-shape draw:style-name="gr8" draw:text-style-name="P2" xml:id="id6" draw:id="id6" draw:layer="layout" svg:width="4.064cm" svg:height="3.937cm" svg:x="17.51cm" svg:y="6.334cm">
          <text:p text:style-name="P1"><text:span text:style-name="T1">Tumor</text:span></text:p>
          <text:p text:style-name="P1"><text:span text:style-name="T4">ID</text:span></text:p>
          <text:p text:style-name="P1"><text:span text:style-name="T3">primary_tumor</text:span></text:p>
          <text:p text:style-name="P1"><text:span text:style-name="T3">Malignant</text:span></text:p>
          <text:p text:style-name="P4"><text:span text:style-name="T3">Type</text:span></text:p>
          <text:p text:style-name="P1"><text:span text:style-name="T3">L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7.51cm" svg:y1="8.302cm" svg:x2="16.113cm" svg:y2="7.858cm" draw:start-shape="id6" draw:start-glue-point="3" draw:end-shape="id4" svg:d="M17510 8302h-698v-444h-699" svg:viewBox="0 0 1398 445">
          <text:p/>
        </draw:connector>
        <draw:custom-shape draw:style-name="gr9" draw:text-style-name="P2" xml:id="id7" draw:id="id7" draw:layer="layout" svg:width="3.937cm" svg:height="4.064cm" draw:transform="skewX (-0.000174532925199433) translate (16.747cm 14.716cm)">
          <text:p text:style-name="P1"><text:span text:style-name="T1">Source</text:span></text:p>
          <text:p text:style-name="P1"><text:span text:style-name="T4">ID</text:span></text:p>
          <text:p text:style-name="P1"><text:span text:style-name="T3">service_name</text:span></text:p>
          <text:p text:style-name="P1"><text:span text:style-name="T3">Zoo</text:span></text:p>
          <text:p text:style-name="P1"><text:span text:style-name="T3">Aza</text:span></text:p>
          <text:p text:style-name="P1"><text:span text:style-name="T3">Institute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3" draw:layer="layout" svg:x1="16.747cm" svg:y1="16.748cm" svg:x2="14.017cm" svg:y2="11.16cm" draw:start-shape="id7" draw:start-glue-point="3" draw:end-shape="id4" draw:end-glue-point="2" svg:d="M16747 16748h-2730v-5588" svg:viewBox="0 0 2731 5589">
          <text:p/>
        </draw:connector>
        <draw:custom-shape draw:style-name="gr10" draw:text-style-name="P2" xml:id="id8" draw:id="id8" draw:layer="layout" svg:width="4.318cm" svg:height="3.048cm" svg:x="22.209cm" svg:y="11.922cm">
          <text:p text:style-name="P1"><text:span text:style-name="T1">Accounts</text:span></text:p>
          <text:p text:style-name="P1"><text:span text:style-name="T6">account_id</text:span></text:p>
          <text:p text:style-name="P1"><text:span text:style-name="T3">Account</text:span></text:p>
          <text:p text:style-name="P1"><text:span text:style-name="T3">submitter_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text-style-name="P3" draw:layer="layout" svg:x1="22.209cm" svg:y1="13.446cm" svg:x2="20.684cm" svg:y2="16.748cm" draw:start-shape="id8" draw:start-glue-point="3" draw:end-shape="id7" draw:end-glue-point="1" svg:d="M22209 13446h-762v3302h-763" svg:viewBox="0 0 1526 3303">
          <text:p/>
        </draw:connector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Database Schem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2" xml:id="id9" draw:id="id9" draw:layer="layout" svg:width="3.932cm" svg:height="2.794cm" draw:transform="skewX (-0.00436332312998582) translate (1.762cm 2.397cm)">
          <text:p text:style-name="P1"><text:span text:style-name="T1">Denominators</text:span></text:p>
          <text:p text:style-name="P1"><text:span text:style-name="T2">taxa_id</text:span></text:p>
          <text:p text:style-name="P1"><text:span text:style-name="T3">Nonc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2" draw:layer="layout" svg:width="4.191cm" svg:height="6.096cm" svg:x="22.209cm" svg:y="1.889cm">
          <text:p text:style-name="P1"><text:span text:style-name="T1">Unmatched</text:span></text:p>
          <text:p text:style-name="P1"><text:span text:style-name="T3">sourceID</text:span></text:p>
          <text:p text:style-name="P1"><text:span text:style-name="T8">name</text:span></text:p>
          <text:p text:style-name="P1"><text:span text:style-name="T3">sex</text:span></text:p>
          <text:p text:style-name="P4"><text:span text:style-name="T3">age</text:span></text:p>
          <text:p text:style-name="P1"><text:span text:style-name="T3">date</text:span></text:p>
          <text:p text:style-name="P1"><text:span text:style-name="T3">masspresent</text:span></text:p>
          <text:p text:style-name="P1"><text:span text:style-name="T3">necropsy</text:span></text:p>
          <text:p text:style-name="P1"><text:span text:style-name="T3">comments</text:span></text:p>
          <text:p text:style-name="P1"><text:span text:style-name="T3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5.7cm" svg:y1="3.794cm" svg:x2="9.064cm" svg:y2="4.175cm" draw:start-shape="id9" draw:start-glue-point="1" draw:end-shape="id2" draw:end-glue-point="0" svg:d="M5700 3794h955v-120h2409v501" svg:viewBox="0 0 3365 502">
          <text:p/>
        </draw:connector>
      </draw:page>
      <draw:page draw:name="page2" draw:style-name="dp2" draw:master-page-name="Default">
        <draw:custom-shape draw:style-name="gr15" draw:text-style-name="P2" xml:id="id11" draw:id="id11" draw:layer="layout" svg:width="2.921cm" svg:height="1.651cm" svg:x="19.796cm" svg:y="2.778cm">
          <text:p text:style-name="P1"><text:span text:style-name="T1">Taxonom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xml:id="id12" draw:id="id12" draw:layer="layout" svg:width="2.794cm" svg:height="1.524cm" svg:x="23.479cm" svg:y="4.429cm">
          <text:p text:style-name="P1"><text:span text:style-name="T1">Common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xml:id="id14" draw:id="id14" draw:layer="layout" svg:width="4.953cm" svg:height="2.032cm" svg:x="20.177cm" svg:y="6.715cm">
          <text:p text:style-name="P1"><text:span text:style-name="T1">Life_history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xml:id="id17" draw:id="id17" draw:layer="layout" svg:width="4.191cm" svg:height="2.413cm" svg:x="9.382cm" svg:y="17.891cm">
          <text:p text:style-name="P1"><text:span text:style-name="T1">Patient</text:span></text:p>
          <text:p text:style-name="P1"><text:span text:style-name="T4">ID</text:span></text:p>
          <text:p text:style-name="P1"><text:span text:style-name="T2">taxa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" xml:id="id20" draw:id="id20" draw:layer="layout" svg:width="3.683cm" svg:height="2.413cm" svg:x="18.907cm" svg:y="18.018cm">
          <text:p text:style-name="P1"><text:span text:style-name="T1">Diagnosis</text:span></text:p>
          <text:p text:style-name="P1"><text:span text:style-name="T4">ID</text:span></text:p>
          <text:p text:style-name="P1"><text:span text:style-name="T9">metastasis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2" xml:id="id19" draw:id="id19" draw:layer="layout" svg:width="4.064cm" svg:height="2.286cm" svg:x="14.081cm" svg:y="18.018cm">
          <text:p text:style-name="P1"><text:span text:style-name="T1">Tumor</text:span></text:p>
          <text:p text:style-name="P1"><text:span text:style-name="T4">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2" xml:id="id18" draw:id="id18" draw:layer="layout" svg:width="3.429cm" svg:height="2.286cm" draw:transform="skewX (-0.000523598775598299) translate (23.224cm 18.145cm)">
          <text:p text:style-name="P1"><text:span text:style-name="T1">Source</text:span></text:p>
          <text:p text:style-name="P1"><text:span text:style-name="T4">ID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" xml:id="id16" draw:id="id16" draw:layer="layout" svg:width="3.556cm" svg:height="1.905cm" svg:x="22.844cm" svg:y="12.43cm">
          <text:p text:style-name="P1"><text:span text:style-name="T1">Accounts</text:span></text:p>
          <text:p text:style-name="P1"><text:span text:style-name="T6">account_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6.604cm" svg:height="1.524cm" svg:x="9.255cm" svg:y="1.381cm">
          <text:p text:style-name="P1"><text:span text:style-name="T7">Comparative Oncology </text:span></text:p>
          <text:p text:style-name="P1"><text:span text:style-name="T7">Upload Or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6" xml:id="id10" draw:id="id10" draw:layer="layout" svg:width="5.334cm" svg:height="1.905cm" svg:x="10.271cm" svg:y="4.81cm">
          <text:p text:style-name="P1"><text:span text:style-name="T5">kestrelTaxonom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605cm" svg:y1="5.762cm" svg:x2="19.796cm" svg:y2="3.603cm" draw:start-shape="id10" draw:start-glue-point="1" draw:end-shape="id11" draw:end-glue-point="3" svg:d="M15605 5762h2096v-2159h2095" svg:viewBox="0 0 4192 2160">
          <text:p/>
        </draw:connector>
        <draw:connector draw:style-name="gr25" draw:text-style-name="P3" draw:layer="layout" svg:x1="15.605cm" svg:y1="5.762cm" svg:x2="23.479cm" svg:y2="5.191cm" draw:start-shape="id10" draw:start-glue-point="1" draw:end-shape="id12" draw:end-glue-point="3" svg:d="M15605 5762h3938v-571h3936" svg:viewBox="0 0 7875 572">
          <text:p/>
        </draw:connector>
        <draw:custom-shape draw:style-name="gr26" draw:text-style-name="P6" xml:id="id13" draw:id="id13" draw:layer="layout" svg:width="5.715cm" svg:height="1.524cm" svg:x="10.271cm" svg:y="7.35cm">
          <text:p text:style-name="P1"><text:span text:style-name="T5">MergedLifeHistory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5.986cm" svg:y1="8.112cm" svg:x2="20.177cm" svg:y2="7.731cm" draw:start-shape="id13" draw:start-glue-point="1" draw:end-shape="id14" draw:end-glue-point="3" svg:d="M15986 8112h2095v-381h2096" svg:viewBox="0 0 4192 382">
          <text:p/>
        </draw:connector>
        <draw:connector draw:style-name="gr4" draw:text-style-name="P3" draw:layer="layout" svg:x1="21.256cm" svg:y1="4.429cm" svg:x2="22.653cm" svg:y2="6.715cm" draw:start-shape="id11" draw:start-glue-point="2" draw:end-shape="id14" draw:end-glue-point="0" svg:d="M21256 4429v1143h1397v1143" svg:viewBox="0 0 1398 2287">
          <text:p/>
        </draw:connector>
        <draw:custom-shape draw:style-name="gr27" draw:text-style-name="P6" xml:id="id15" draw:id="id15" draw:layer="layout" svg:width="4.572cm" svg:height="1.397cm" svg:x="11.668cm" svg:y="11.795cm">
          <text:p text:style-name="P1"><text:span text:style-name="T5">patientUpload.csv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6" draw:layer="layout" svg:width="7.493cm" svg:height="2.286cm" svg:x="1.508cm" svg:y="4.683cm">
          <text:p text:style-name="P1"><text:span text:style-name="T5">1. Upload taxonomy</text:span></text:p>
          <text:p text:style-name="P1"><text:span text:style-name="T5">and common names (if presen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7.747cm" svg:height="2.032cm" svg:x="1.508cm" svg:y="7.858cm">
          <text:p text:style-name="P1"><text:span text:style-name="T5">2. Upload life history table</text:span></text:p>
          <text:p text:style-name="P1"><text:span text:style-name="T5">Taxonomy IDs will be assig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6" draw:layer="layout" svg:width="7.62cm" svg:height="4.318cm" svg:x="1.635cm" svg:y="10.779cm">
          <text:p text:style-name="P1"><text:span text:style-name="T5">3. Upload data from formatted </text:span></text:p>
          <text:p text:style-name="P1"><text:span text:style-name="T5">upload file:</text:span></text:p>
          <text:p text:style-name="P4"><text:span text:style-name="T10">a) </text:span><text:span text:style-name="T5">accounts</text:span></text:p>
          <text:p text:style-name="P4"><text:span text:style-name="T10">b) </text:span><text:span text:style-name="T5">patient records.</text:span></text:p>
          <text:p text:style-name="P4"><text:span text:style-name="T5">IDs will be assigned from</text:span></text:p>
          <text:p text:style-name="P4"><text:span text:style-name="T5">appropriate t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4" draw:text-style-name="P3" draw:layer="layout" svg:x1="16.24cm" svg:y1="12.493cm" svg:x2="22.844cm" svg:y2="13.382cm" draw:start-shape="id15" draw:start-glue-point="1" draw:end-shape="id16" draw:end-glue-point="3" svg:d="M16240 12493h3303v889h3301" svg:viewBox="0 0 6605 890">
          <text:p/>
        </draw:connector>
        <draw:connector draw:style-name="gr24" draw:text-style-name="P3" draw:layer="layout" svg:x1="13.954cm" svg:y1="13.192cm" svg:x2="11.477cm" svg:y2="17.891cm" draw:start-shape="id15" draw:start-glue-point="2" draw:end-shape="id17" svg:d="M13954 13192v2349h-2477v2350" svg:viewBox="0 0 2478 4700">
          <text:p/>
        </draw:connector>
        <draw:connector draw:style-name="gr4" draw:text-style-name="P3" draw:layer="layout" svg:x1="21.256cm" svg:y1="4.429cm" svg:x2="11.477cm" svg:y2="17.891cm" draw:start-shape="id11" draw:start-glue-point="2" draw:end-shape="id17" draw:end-glue-point="0" svg:d="M21256 4429v6731h-9779v6731" svg:viewBox="0 0 9780 13463">
          <text:p/>
        </draw:connector>
        <draw:connector draw:style-name="gr11" draw:text-style-name="P3" draw:layer="layout" svg:x1="24.622cm" svg:y1="14.335cm" svg:x2="23.225cm" svg:y2="19.288cm" draw:start-shape="id16" draw:start-glue-point="2" draw:end-shape="id18" draw:end-glue-point="3" svg:d="M24622 14335v1905h-1900v3048h503" svg:viewBox="0 0 1901 4954">
          <text:p/>
        </draw:connector>
        <draw:connector draw:style-name="gr24" draw:text-style-name="P3" draw:layer="layout" svg:x1="13.954cm" svg:y1="13.192cm" svg:x2="16.113cm" svg:y2="18.018cm" draw:start-shape="id15" draw:start-glue-point="2" draw:end-shape="id19" svg:d="M13954 13192v2413h2159v2413" svg:viewBox="0 0 2160 4827">
          <text:p/>
        </draw:connector>
        <draw:connector draw:style-name="gr24" draw:text-style-name="P3" draw:layer="layout" svg:x1="16.117cm" svg:y1="16.166cm" svg:x2="20.748cm" svg:y2="18.018cm" draw:end-shape="id20" draw:end-glue-point="0" svg:d="M16117 16166v675h4631v1177" svg:viewBox="0 0 4632 1853">
          <text:p/>
        </draw:connector>
        <draw:connector draw:style-name="gr24" draw:text-style-name="P3" draw:layer="layout" svg:x1="20.705cm" svg:y1="16.822cm" svg:x2="24.938cm" svg:y2="18.145cm" draw:end-shape="id18" draw:end-glue-point="0" svg:d="M20705 16822v411h4233v912" svg:viewBox="0 0 4234 1324">
          <text:p/>
        </draw:connector>
        <draw:connector draw:style-name="gr4" draw:text-style-name="P3" draw:layer="layout" svg:x1="22.717cm" svg:y1="3.603cm" svg:x2="24.876cm" svg:y2="4.429cm" draw:start-shape="id11" draw:start-glue-point="1" draw:end-shape="id12" svg:d="M22717 3603h2159v826" svg:viewBox="0 0 2160 82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Table_20_Heading" style:display-name="Table Heading" style:family="graphic">
      <style:paragraph-properties fo:text-align="center" style:text-autospace="none"/>
      <style:text-properties fo:color="#00000a" style:font-name="Times New Roman" fo:font-family="'Times New Roman'" style:font-family-generic="roman" fo:font-size="12pt" fo:language="en" fo:country="US" fo:font-weight="bold" style:font-name-asian="FreeSans" style:font-family-asian="FreeSans" style:font-family-generic-asian="swiss" style:font-pitch-asian="variable" style:font-size-asian="12pt" style:language-asian="hi" style:country-asian="IN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Index" style:family="graphic">
      <style:paragraph-properties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Caption" style:family="graphic">
      <style:paragraph-properties fo:margin-top="0.374cm" fo:margin-bottom="0.374cm" fo:text-align="start" style:text-autospace="none"/>
      <style:text-properties fo:color="#00000a" style:font-name="Times New Roman" fo:font-family="'Times New Roman'" style:font-family-generic="roman" fo:font-size="12pt" fo:language="en" fo:country="US" fo:font-style="italic" style:font-name-asian="FreeSans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color="#00000a" style:font-name="Times New Roman" fo:font-family="'Times New Roman'" style:font-family-generic="roman" fo:font-size="12pt" fo:language="en" fo:country="US" style:font-name-asian="FreeSans" style:font-family-asian="FreeSans" style:font-family-generic-asian="swiss" style:font-pitch-asian="variable" style:font-size-asian="12pt" style:language-asian="hi" style:country-asian="IN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14T09:39:02.827524194</meta:creation-date>
    <dc:date>2020-05-11T12:23:38.425623369</dc:date>
    <meta:editing-duration>PT15H16M36S</meta:editing-duration>
    <meta:editing-cycles>69</meta:editing-cycles>
    <meta:generator>LibreOffice/6.0.7.3$Linux_X86_64 LibreOffice_project/00m0$Build-3</meta:generator>
    <meta:document-statistic meta:object-count="46"/>
  </office:meta>
</office:document-meta>
</file>